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"/>
  <manifest:file-entry manifest:full-path="settings.xml" manifest:media-type="text/xml"/>
  <manifest:file-entry manifest:full-path="styles.xml" manifest:media-type="text/xml"/>
  <manifest:file-entry manifest:full-path="Pictures/100000000000002F00000025D65BE5CE98CB1B8F.png" manifest:media-type="image/png"/>
  <manifest:file-entry manifest:full-path="Pictures/10000000000000440000003723AC86557CA6483A.png" manifest:media-type="image/png"/>
  <manifest:file-entry manifest:full-path="Pictures/10000000000006C4000006CCE4464B456FDD3CC3.png" manifest:media-type="image/png"/>
  <manifest:file-entry manifest:full-path="Pictures/10000000000000330000002AC7049B7823800363.png" manifest:media-type="image/png"/>
  <manifest:file-entry manifest:full-path="Pictures/100000000000002000000020B2FF2A327EABC87D.png" manifest:media-type="image/png"/>
  <manifest:file-entry manifest:full-path="Pictures/10000000000000F1000000EE5AE4A75165110C9B.png" manifest:media-type="image/png"/>
  <manifest:file-entry manifest:full-path="Pictures/1000000000000085000000AD7D3642EEB4C091F6.png" manifest:media-type="image/png"/>
  <manifest:file-entry manifest:full-path="Pictures/10000201000003840000026082FB765F092CA3D4.png" manifest:media-type="image/png"/>
  <manifest:file-entry manifest:full-path="Pictures/10000201000004B00000040E4ED38D8925186A17.png" manifest:media-type="image/png"/>
  <manifest:file-entry manifest:full-path="Pictures/100002010000015F00000090CCC6B7B13DE51C12.png" manifest:media-type="image/png"/>
  <manifest:file-entry manifest:full-path="Pictures/100000000000064E0000019A3037AC512279CB96.png" manifest:media-type="image/png"/>
  <manifest:file-entry manifest:full-path="Pictures/10000000000000330000002A42E07352D97359D8.png" manifest:media-type="image/png"/>
  <manifest:file-entry manifest:full-path="Pictures/10000000000001340000012825AF24BC70D29E05.png" manifest:media-type="image/png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Heavy" svg:font-family="'Lato Heavy'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9cm" fo:min-width="12.668cm"/>
    </style:style>
    <style:style style:name="gr3" style:family="graphic" style:parent-style-name="standard">
      <style:graphic-properties svg:stroke-width="0.053cm" svg:stroke-color="#111111" draw:marker-start-width="0.279cm" draw:marker-end-width="0.279cm" svg:stroke-opacity="100%" draw:fill="none" draw:opacity="50%" draw:textarea-horizontal-align="justify" draw:textarea-vertical-align="middle" draw:auto-grow-height="false" fo:min-height="14.498cm" fo:min-width="14.048cm" fo:padding-top="0.151cm" fo:padding-bottom="0.151cm" fo:padding-left="0.276cm" fo:padding-right="0.27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53cm" svg:stroke-color="#ffffff" draw:marker-start-width="0.279cm" draw:marker-end-width="0.279cm" svg:stroke-opacity="100%" draw:fill="none" draw:opacity="50%" draw:textarea-horizontal-align="justify" draw:textarea-vertical-align="middle" draw:auto-grow-height="false" fo:min-height="14.498cm" fo:min-width="17.248cm" fo:padding-top="0.151cm" fo:padding-bottom="0.151cm" fo:padding-left="0.276cm" fo:padding-right="0.276cm"/>
    </style:style>
    <style:style style:name="gr6" style:family="graphic" style:parent-style-name="standard">
      <style:graphic-properties draw:fill="gradient" draw:fill-color="#cc0000" draw:fill-gradient-name="Gradient_20_14" draw:textarea-horizontal-align="justify" draw:textarea-vertical-align="middle" draw:auto-grow-height="false" fo:min-height="6.485cm" fo:min-width="7.286cm" draw:shadow="hidden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fill-color="#002b36" draw:textarea-horizontal-align="justify" draw:textarea-vertical-align="middle" draw:auto-grow-height="false" fo:min-height="15.15cm" fo:min-width="15.5cm"/>
    </style:style>
    <style:style style:name="gr9" style:family="graphic" style:parent-style-name="standard">
      <style:graphic-properties draw:fill="solid" draw:fill-color="#4b1f6f" draw:textarea-horizontal-align="justify" draw:textarea-vertical-align="middle" draw:auto-grow-height="false" fo:min-height="6.485cm" fo:min-width="7.286cm" draw:shadow="hidden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marker-start="Arrow" draw:marker-start-width="0.3cm" draw:textarea-vertical-align="middle"/>
    </style:style>
    <style:style style:name="gr13" style:family="graphic" style:parent-style-name="Object_20_with_20_no_20_fill_20_and_20_no_20_line">
      <style:graphic-properties draw:stroke="none" draw:fill="none" fo:min-height="0.739cm"/>
    </style:style>
    <style:style style:name="gr14" style:family="graphic" style:parent-style-name="Object_20_with_20_no_20_fill_20_and_20_no_20_line">
      <style:graphic-properties draw:stroke="none" draw:fill="none" fo:min-height="0.738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ff3300" draw:fill="none" draw:fill-color="#0000ff" draw:textarea-vertical-align="middle"/>
    </style:style>
    <style:style style:name="gr17" style:family="graphic" style:parent-style-name="objectwithoutfill">
      <style:graphic-properties svg:stroke-color="#6666ff" draw:fill="none" draw:textarea-vertical-align="middle"/>
    </style:style>
    <style:style style:name="gr18" style:family="graphic" style:parent-style-name="objectwithoutfill">
      <style:graphic-properties svg:stroke-color="#ff00cc" draw:fill="none" draw:textarea-vertical-align="middle"/>
    </style:style>
    <style:style style:name="gr19" style:family="graphic" style:parent-style-name="objectwithoutfill">
      <style:graphic-properties svg:stroke-color="#0000ff" draw:fill="none" draw:fill-color="#0000ff" draw:textarea-vertical-align="middle"/>
    </style:style>
    <style:style style:name="gr20" style:family="graphic" style:parent-style-name="objectwithoutfill">
      <style:graphic-properties draw:stroke="none" svg:stroke-color="#0000ff" draw:fill="none" draw:fill-color="#0000ff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ffffff" style:font-name="Lato Heavy" fo:font-size="44pt" fo:font-weight="bold" style:font-size-asian="44pt" style:font-weight-asian="bold" style:font-size-complex="44pt" style:font-weight-complex="bold"/>
    </style:style>
    <style:style style:name="P4" style:family="paragraph">
      <loext:graphic-properties draw:fill="none" draw:opacity="50%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gradient" draw:fill-color="#cc0000" draw:fill-gradient-name="Gradient_20_14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002b36"/>
      <style:paragraph-properties fo:text-align="center"/>
    </style:style>
    <style:style style:name="P9" style:family="paragraph">
      <loext:graphic-properties draw:fill="solid" draw:fill-color="#4b1f6f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color="#ffffff" style:font-name="DejaVu Serif" fo:font-style="italic" style:font-style-asian="italic" style:font-style-complex="italic"/>
    </style:style>
    <style:style style:name="P11" style:family="paragraph">
      <loext:graphic-properties draw:fill="none"/>
      <style:paragraph-properties fo:text-align="center"/>
      <style:text-properties fo:color="#000000"/>
    </style:style>
    <style:style style:name="P12" style:family="paragraph">
      <loext:graphic-properties draw:fill="none" draw:fill-color="#0000ff"/>
      <style:paragraph-properties fo:text-align="center"/>
    </style:style>
    <style:style style:name="T1" style:family="text">
      <style:text-properties fo:color="#ffffff" style:font-name="Lato Heavy" fo:font-size="44pt" fo:language="es" fo:country="MX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MathJax_Typewriter" fo:font-size="66pt" fo:language="es" fo:country="MX" fo:font-weight="normal" style:font-size-asian="66pt" style:font-weight-asian="normal" style:font-size-complex="66pt" style:font-weight-complex="normal"/>
    </style:style>
    <style:style style:name="T3" style:family="text">
      <style:text-properties fo:color="#ffffff" style:font-name="DejaVu Serif" fo:font-style="italic" style:font-style-asian="italic" style:font-style-complex="italic"/>
    </style:style>
    <style:style style:name="T4" style:family="text">
      <style:text-properties fo:color="#000000" style:font-name="DejaVu Serif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598cm" svg:height="15.669cm" svg:x="6.751cm" svg:y="2.394cm">
          <draw:image xlink:href="Pictures/10000000000006C4000006CCE4464B456FDD3CC3.png" xlink:type="simple" xlink:show="embed" xlink:actuate="onLoad">
            <text:p/>
          </draw:image>
        </draw:frame>
        <draw:frame draw:style-name="gr2" draw:text-style-name="P3" draw:layer="layout" svg:width="13.168cm" svg:height="5.84cm" svg:x="8.981cm" svg:y="12.3cm">
          <draw:text-box>
            <text:p text:style-name="P2"><text:span text:style-name="T1"><text:s text:c="2"/></text:span><text:span text:style-name="T2">Métodos</text:span></text:p>
            <text:p text:style-name="P2"><text:span text:style-name="T2">Multinivel</text:span></text:p>
          </draw:text-box>
        </draw:frame>
        <draw:custom-shape draw:style-name="gr3" draw:text-style-name="P4" draw:layer="layout" svg:width="14.6cm" svg:height="14.8cm" svg:x="7.2cm" svg:y="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5" draw:text-style-name="P4" draw:layer="layout" svg:width="17.8cm" svg:height="14.8cm" svg:x="7cm" svg:y="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071cm" svg:height="11.307cm" draw:transform="skewX (5.04036837589163E-017) rotate (-0.52639130240149) translate (8.024cm 1.275cm)">
          <draw:image xlink:href="Pictures/10000201000004B00000040E4ED38D8925186A17.png" xlink:type="simple" xlink:show="embed" xlink:actuate="onLoad">
            <text:p/>
          </draw:image>
        </draw:frame>
        <draw:custom-shape draw:style-name="gr6" draw:text-style-name="P6" draw:layer="layout" svg:width="12.378cm" svg:height="10.707cm" draw:transform="skewX (5.6207748811437E-017) rotate (-0.52639130240149) translate (8.153cm 1.696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" draw:text-style-name="P1" draw:layer="layout" svg:width="8.32cm" svg:height="5.62cm" svg:x="19cm" svg:y="12.18cm">
          <draw:image xlink:href="Pictures/10000201000003840000026082FB765F092CA3D4.png" xlink:type="simple" xlink:show="embed" xlink:actuate="onLoad">
            <text:p/>
          </draw:image>
        </draw:frame>
        <draw:frame draw:style-name="gr7" draw:text-style-name="P7" draw:layer="layout" svg:width="0.2cm" svg:height="0.47cm" svg:x="13.014cm" svg:y="10.01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8" draw:text-style-name="P8" draw:layer="layout" svg:width="16cm" svg:height="15.4cm" svg:x="2.893cm" svg:y="1.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071cm" svg:height="11.307cm" draw:transform="skewX (5.04036837589163E-017) rotate (-0.52639130240149) translate (8.024cm 1.275cm)">
          <draw:image xlink:href="Pictures/10000201000004B00000040E4ED38D8925186A17.png" xlink:type="simple" xlink:show="embed" xlink:actuate="onLoad">
            <text:p/>
          </draw:image>
        </draw:frame>
        <draw:custom-shape draw:style-name="gr9" draw:text-style-name="P9" draw:layer="layout" svg:width="12.378cm" svg:height="10.707cm" draw:transform="skewX (5.6207748811437E-017) rotate (-0.52639130240149) translate (8.153cm 1.696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" draw:text-style-name="P1" draw:layer="layout" svg:width="8.32cm" svg:height="5.62cm" svg:x="19cm" svg:y="12.18cm">
          <draw:image xlink:href="Pictures/10000201000003840000026082FB765F092CA3D4.png" xlink:type="simple" xlink:show="embed" xlink:actuate="onLoad">
            <text:p/>
          </draw:image>
        </draw:frame>
        <draw:frame draw:style-name="gr7" draw:text-style-name="P7" draw:layer="layout" svg:width="0.2cm" svg:height="0.47cm" svg:x="13.014cm" svg:y="10.01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7" draw:layer="layout" svg:width="12.7cm" svg:height="7.62cm" svg:x="4.4cm" svg:y="5.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3.625cm" svg:height="6cm" svg:x="2.807cm" svg:y="9.2cm">
          <draw:image xlink:href="Pictures/100000000000064E0000019A3037AC512279CB96.png" xlink:type="simple" xlink:show="embed" xlink:actuate="onLoad">
            <text:p/>
          </draw:image>
        </draw:frame>
        <draw:line draw:style-name="gr10" draw:text-style-name="P1" draw:layer="layout" svg:x1="20.9cm" svg:y1="8.2cm" svg:x2="20.9cm" svg:y2="14.8cm">
          <text:p/>
        </draw:line>
        <draw:custom-shape draw:style-name="gr11" draw:text-style-name="P7" draw:layer="layout" svg:width="0.2cm" svg:height="0.2cm" svg:x="17.5cm" svg:y="13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2" draw:text-style-name="P7" draw:layer="layout" svg:x1="17.854cm" svg:y1="13.316cm" svg:x2="18.554cm" svg:y2="13.316cm">
          <text:p/>
        </draw:line>
        <draw:line draw:style-name="gr12" draw:text-style-name="P7" draw:layer="layout" svg:x1="18.755cm" svg:y1="12.616cm" svg:x2="20.9cm" svg:y2="12.6cm">
          <text:p/>
        </draw:line>
        <draw:frame draw:style-name="gr1" draw:text-style-name="P1" draw:layer="layout" svg:width="0.461cm" svg:height="0.6cm" svg:x="18.467cm" svg:y="9.1cm">
          <draw:image xlink:href="Pictures/1000000000000085000000AD7D3642EEB4C091F6.png" xlink:type="simple" xlink:show="embed" xlink:actuate="onLoad">
            <text:p/>
          </draw:image>
        </draw:frame>
        <draw:frame draw:style-name="gr1" draw:text-style-name="P1" draw:layer="layout" svg:width="0.461cm" svg:height="0.6cm" svg:x="22.768cm" svg:y="9.1cm">
          <draw:image xlink:href="Pictures/1000000000000085000000AD7D3642EEB4C091F6.png" xlink:type="simple" xlink:show="embed" xlink:actuate="onLoad">
            <text:p/>
          </draw:image>
        </draw:frame>
        <draw:frame draw:style-name="gr1" draw:text-style-name="P1" draw:layer="layout" svg:width="0.8cm" svg:height="0.79cm" svg:x="20.6cm" svg:y="6.81cm">
          <draw:image xlink:href="Pictures/10000000000000F1000000EE5AE4A75165110C9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0" draw:layer="layout" svg:width="8.548cm" svg:height="8.215cm" svg:x="7.652cm" svg:y="6.985cm">
          <draw:image xlink:href="Pictures/10000000000001340000012825AF24BC70D29E05.png" xlink:type="simple" xlink:show="embed" xlink:actuate="onLoad">
            <text:p/>
          </draw:image>
        </draw:frame>
        <draw:frame draw:style-name="gr13" draw:text-style-name="P1" draw:layer="layout" svg:width="2.686cm" svg:height="0.989cm" svg:x="11.914cm" svg:y="9cm">
          <draw:text-box>
            <text:p text:style-name="P7"><text:span text:style-name="T3">var_L2</text:span></text:p>
          </draw:text-box>
        </draw:frame>
        <draw:frame draw:style-name="gr13" draw:text-style-name="P1" draw:layer="layout" svg:width="2.686cm" svg:height="0.989cm" svg:x="9.314cm" svg:y="11.901cm">
          <draw:text-box>
            <text:p text:style-name="P7"><text:span text:style-name="T3">var_L1</text:span></text:p>
          </draw:text-box>
        </draw:frame>
        <draw:frame draw:style-name="gr14" draw:text-style-name="P11" draw:layer="layout" svg:width="5.586cm" svg:height="0.988cm" svg:x="15.2cm" svg:y="7.4cm">
          <draw:text-box>
            <text:p text:style-name="P7"><text:span text:style-name="T4">predictores_L2</text:span></text:p>
          </draw:text-box>
        </draw:frame>
        <draw:frame draw:style-name="gr14" draw:text-style-name="P11" draw:layer="layout" svg:width="5.586cm" svg:height="0.988cm" svg:x="15.2cm" svg:y="14.1cm">
          <draw:text-box>
            <text:p text:style-name="P7"><text:span text:style-name="T4">predictores_L1</text:span></text:p>
          </draw:text-box>
        </draw:frame>
        <draw:line draw:style-name="gr15" draw:text-style-name="P1" draw:layer="layout" svg:x1="15.2cm" svg:y1="14.6cm" svg:x2="14.4cm" svg:y2="14cm">
          <text:p/>
        </draw:line>
        <draw:line draw:style-name="gr15" draw:text-style-name="P1" draw:layer="layout" svg:x1="15.225cm" svg:y1="7.925cm" svg:x2="14.4cm" svg:y2="8.4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3" draw:text-style-name="P1" draw:layer="layout" svg:width="2.686cm" svg:height="0.989cm" svg:x="8.514cm" svg:y="9cm">
          <draw:text-box>
            <text:p text:style-name="P7"><text:span text:style-name="T3">var_L2</text:span></text:p>
          </draw:text-box>
        </draw:frame>
        <draw:frame draw:style-name="gr13" draw:text-style-name="P1" draw:layer="layout" svg:width="2.686cm" svg:height="0.989cm" svg:x="5.914cm" svg:y="11.901cm">
          <draw:text-box>
            <text:p text:style-name="P7"><text:span text:style-name="T3">var_L1</text:span></text:p>
          </draw:text-box>
        </draw:frame>
        <draw:line draw:style-name="gr15" draw:text-style-name="P1" draw:layer="layout" svg:x1="4.7cm" svg:y1="14.6cm" svg:x2="4.7cm" svg:y2="7cm">
          <text:p/>
        </draw:line>
        <draw:line draw:style-name="gr15" draw:text-style-name="P1" draw:layer="layout" svg:x1="4.7cm" svg:y1="14.625cm" svg:x2="13.8cm" svg:y2="14.6cm">
          <text:p/>
        </draw:line>
        <draw:line draw:style-name="gr16" draw:text-style-name="P12" draw:layer="layout" svg:x1="4.715cm" svg:y1="12.509cm" svg:x2="12.315cm" svg:y2="8.909cm">
          <text:p/>
        </draw:line>
        <draw:line draw:style-name="gr17" draw:text-style-name="P1" draw:layer="layout" svg:x1="4.8cm" svg:y1="13.3cm" svg:x2="12.4cm" svg:y2="9.7cm">
          <text:p/>
        </draw:line>
        <draw:line draw:style-name="gr18" draw:text-style-name="P1" draw:layer="layout" svg:x1="4.8cm" svg:y1="14.1cm" svg:x2="12.4cm" svg:y2="10.5cm">
          <text:p/>
        </draw:line>
        <draw:line draw:style-name="gr19" draw:text-style-name="P12" draw:layer="layout" svg:x1="4.7cm" svg:y1="11.8cm" svg:x2="12.3cm" svg:y2="8.2cm">
          <text:p/>
        </draw:line>
        <draw:frame draw:style-name="gr1" draw:text-style-name="P1" draw:layer="layout" svg:width="2.857cm" svg:height="1.172cm" draw:transform="rotate (1.58039563768087) translate (2.324cm 14.52cm)">
          <draw:image xlink:href="Pictures/100002010000015F00000090CCC6B7B13DE51C12.png" xlink:type="simple" xlink:show="embed" xlink:actuate="onLoad">
            <text:p/>
          </draw:image>
        </draw:frame>
        <draw:frame draw:style-name="gr1" draw:text-style-name="P1" draw:layer="layout" svg:width="0.486cm" svg:height="0.4cm" svg:x="2.7cm" svg:y="12.9cm">
          <draw:image xlink:href="Pictures/10000000000000330000002A42E07352D97359D8.png" xlink:type="simple" xlink:show="embed" xlink:actuate="onLoad">
            <text:p/>
          </draw:image>
        </draw:frame>
        <draw:line draw:style-name="gr10" draw:text-style-name="P1" draw:layer="layout" svg:x1="4.4cm" svg:y1="13cm" svg:x2="4.7cm" svg:y2="13cm">
          <text:p/>
        </draw:line>
        <draw:frame draw:style-name="gr1" draw:text-style-name="P1" draw:layer="layout" svg:width="0.534cm" svg:height="0.432cm" svg:x="3.8cm" svg:y="12.79cm">
          <draw:image xlink:href="Pictures/10000000000000440000003723AC86557CA6483A.png" xlink:type="simple" xlink:show="embed" xlink:actuate="onLoad">
            <text:p/>
          </draw:image>
        </draw:frame>
        <draw:line draw:style-name="gr20" draw:text-style-name="P12" draw:layer="layout" svg:x1="4.9cm" svg:y1="13cm" svg:x2="12.5cm" svg:y2="9.4cm">
          <text:p/>
        </draw:lin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3" draw:text-style-name="P1" draw:layer="layout" svg:width="2.686cm" svg:height="0.989cm" svg:x="8.514cm" svg:y="9.6cm">
          <draw:text-box>
            <text:p text:style-name="P7"><text:span text:style-name="T3">var_L2</text:span></text:p>
          </draw:text-box>
        </draw:frame>
        <draw:frame draw:style-name="gr13" draw:text-style-name="P1" draw:layer="layout" svg:width="2.686cm" svg:height="0.989cm" svg:x="5.914cm" svg:y="12.501cm">
          <draw:text-box>
            <text:p text:style-name="P7"><text:span text:style-name="T3">var_L1</text:span></text:p>
          </draw:text-box>
        </draw:frame>
        <draw:line draw:style-name="gr15" draw:text-style-name="P1" draw:layer="layout" svg:x1="4.7cm" svg:y1="14.6cm" svg:x2="4.7cm" svg:y2="7cm">
          <text:p/>
        </draw:line>
        <draw:line draw:style-name="gr15" draw:text-style-name="P1" draw:layer="layout" svg:x1="4.7cm" svg:y1="14.625cm" svg:x2="13.8cm" svg:y2="14.6cm">
          <text:p/>
        </draw:line>
        <draw:line draw:style-name="gr16" draw:text-style-name="P12" draw:layer="layout" svg:x1="4.715cm" svg:y1="12.809cm" svg:x2="12.315cm" svg:y2="9.209cm">
          <text:p/>
        </draw:line>
        <draw:line draw:style-name="gr17" draw:text-style-name="P1" draw:layer="layout" svg:x1="4.8cm" svg:y1="12.8cm" svg:x2="12.6cm" svg:y2="11.9cm">
          <text:p/>
        </draw:line>
        <draw:line draw:style-name="gr18" draw:text-style-name="P1" draw:layer="layout" svg:x1="4.7cm" svg:y1="13.4cm" svg:x2="12.5cm" svg:y2="10.5cm">
          <text:p/>
        </draw:line>
        <draw:line draw:style-name="gr19" draw:text-style-name="P12" draw:layer="layout" svg:x1="4.7cm" svg:y1="12.4cm" svg:x2="12.4cm" svg:y2="9.8cm">
          <text:p/>
        </draw:line>
        <draw:frame draw:style-name="gr1" draw:text-style-name="P1" draw:layer="layout" svg:width="2.857cm" svg:height="1.172cm" draw:transform="rotate (1.58039563768087) translate (2.324cm 14.52cm)">
          <draw:image xlink:href="Pictures/100002010000015F00000090CCC6B7B13DE51C12.png" xlink:type="simple" xlink:show="embed" xlink:actuate="onLoad">
            <text:p/>
          </draw:image>
        </draw:frame>
        <draw:frame draw:style-name="gr1" draw:text-style-name="P1" draw:layer="layout" svg:width="0.608cm" svg:height="0.5cm" svg:x="2.7cm" svg:y="12.8cm">
          <draw:image xlink:href="Pictures/10000000000000330000002AC7049B7823800363.png" xlink:type="simple" xlink:show="embed" xlink:actuate="onLoad">
            <text:p/>
          </draw:image>
        </draw:frame>
        <draw:line draw:style-name="gr10" draw:text-style-name="P1" draw:layer="layout" svg:x1="4.4cm" svg:y1="13cm" svg:x2="4.7cm" svg:y2="13cm">
          <text:p/>
        </draw:line>
        <draw:frame draw:style-name="gr1" draw:text-style-name="P1" draw:layer="layout" svg:width="0.534cm" svg:height="0.432cm" svg:x="3.8cm" svg:y="12.79cm">
          <draw:image xlink:href="Pictures/10000000000000440000003723AC86557CA6483A.png" xlink:type="simple" xlink:show="embed" xlink:actuate="onLoad">
            <text:p/>
          </draw:image>
        </draw:frame>
        <draw:line draw:style-name="gr20" draw:text-style-name="P12" draw:layer="layout" svg:x1="4.9cm" svg:y1="13cm" svg:x2="12.5cm" svg:y2="9.4cm">
          <text:p/>
        </draw:line>
        <draw:frame draw:style-name="gr1" draw:text-style-name="P1" draw:layer="layout" svg:width="2.857cm" svg:height="1.172cm" draw:transform="rotate (-1.5694000633933) translate (14.18cm 9.057cm)">
          <draw:image xlink:href="Pictures/100002010000015F00000090CCC6B7B13DE51C12.png" xlink:type="simple" xlink:show="embed" xlink:actuate="onLoad">
            <text:p/>
          </draw:image>
        </draw:frame>
        <draw:frame draw:style-name="gr1" draw:text-style-name="P1" draw:layer="layout" svg:width="0.615cm" svg:height="0.484cm" svg:x="13.154cm" svg:y="10.2cm">
          <draw:image xlink:href="Pictures/100000000000002F00000025D65BE5CE98CB1B8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Heavy" svg:font-family="'Lato Heavy'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4" draw:display-name="Gradient 14" draw:style="rectangular" draw:cx="50%" draw:cy="50%" draw:start-color="#729fcf" draw:end-color="#660066" draw:start-intensity="100%" draw:end-intensity="100%" draw:angle="750" draw:border="0%"/>
    <draw:gradient draw:name="Gradient_20_15" draw:display-name="Gradient 15" draw:style="linear" draw:start-color="#3465a4" draw:end-color="#ffffff" draw:start-intensity="100%" draw:end-intensity="100%" draw:angle="0" draw:border="0%"/>
    <draw:gradient draw:name="Gradient_20_16" draw:display-name="Gradient 16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Line_20_Style_20_9" svg:stroke-width="0.1cm" svg:stroke-color="#000000" draw:marker-start-width="0.35cm" draw:marker-end-width="0.35cm" draw:fill="none" draw:fill-gradient-name="Gradient_20_16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5" draw:fill-hatch-name="Hatching_20_1" draw:fill-image-name="Bitmap_20_1" draw:opacity="32%" draw:fill-image-width="0cm" draw:fill-image-height="0cm" draw:shadow-opacity="32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9T19:48:31.242815959</meta:creation-date>
    <dc:date>2019-08-28T09:36:49.857724613</dc:date>
    <meta:editing-duration>PT6H54M30S</meta:editing-duration>
    <meta:editing-cycles>11</meta:editing-cycles>
    <meta:generator>LibreOffice/5.1.6.2$Linux_X86_64 LibreOffice_project/10m0$Build-2</meta:generator>
    <meta:document-statistic meta:object-count="92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style color="silver">
      <msub>
        <mi mathvariant="normal">μ</mi>
        <mi>j</mi>
      </msub>
    </mstyle>
    <annotation encoding="StarMath 5.0">color silver {%mu_j}  </annotation>
  </semantics>
</math>
</file>